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style:text-autospace="none"/>
      <style:text-properties style:font-name="Times New Roman" fo:font-size="10pt" style:font-size-asian="10pt" style:font-size-complex="10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12" style:family="paragraph" style:parent-style-name="Standard">
      <style:text-properties fo:color="#ff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13" style:family="paragraph" style:parent-style-name="Standard">
      <style:text-properties style:font-name="Tahoma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15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style:font-name="Times New Roman"/>
    </style:style>
    <style:style style:name="P20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0pt" fo:language="pt" fo:country="BR" style:font-size-asian="10pt" style:font-size-complex="10pt"/>
    </style:style>
    <style:style style:name="P21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3" style:family="paragraph" style:parent-style-name="Text_20_body" style:list-style-name="WW8Num7"/>
    <style:style style:name="P24" style:family="paragraph" style:parent-style-name="Text_20_body" style:list-style-name="WW8Num7">
      <style:text-properties style:font-name="Times New Roman"/>
    </style:style>
    <style:style style:name="P25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6" style:family="paragraph" style:parent-style-name="Heading_20_1">
      <style:text-properties style:font-name="Times New Roman"/>
    </style:style>
    <style:style style:name="P27" style:family="paragraph" style:parent-style-name="Heading_20_3">
      <style:paragraph-properties fo:margin-left="0in" fo:margin-right="0in" fo:text-indent="0in" style:auto-text-indent="false"/>
      <style:text-properties style:font-name="Times New Roman"/>
    </style:style>
    <style:style style:name="P28" style:family="paragraph" style:parent-style-name="Heading_20_3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style:font-name-asian="OpenSymbol" style:font-size-asian="8.75pt" style:font-name-complex="OpenSymbol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fo:language="pt" fo:country="BR"/>
    </style:style>
    <style:style style:name="T11" style:family="text">
      <style:text-properties style:language-complex="ar" style:country-complex="SA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use-window-font-color="true" style:font-name-asian="Times New Roman" style:font-name-complex="Times New Roman" style:language-complex="ar" style:country-complex="SA"/>
    </style:style>
    <style:style style:name="T14" style:family="text">
      <style:text-properties fo:color="#ff0000" fo:font-size="11pt" style:font-name-asian="Tahoma" style:font-size-asian="11pt" style:font-name-complex="Tahoma" style:font-size-complex="11pt"/>
    </style:style>
    <style:style style:name="T15" style:family="text">
      <style:text-properties style:font-name-asian="OpenSymbol" style:font-name-complex="OpenSymbol"/>
    </style:style>
    <style:style style:name="T16" style:family="text">
      <style:text-properties fo:color="#000000" style:font-name-asian="OpenSymbol" style:font-name-complex="OpenSymbol"/>
    </style:style>
    <style:style style:name="T17" style:family="text">
      <style:text-properties fo:color="#000000" style:font-name-asian="Verdana" style:font-name-complex="Verdana"/>
    </style:style>
    <style:style style:name="T18" style:family="text">
      <style:text-properties fo:color="#000000" style:font-name="Times New Roman" fo:font-weight="normal" style:font-name-asian="Tahoma" style:font-weight-asian="normal" style:font-name-complex="Tahoma" style:font-weight-complex="normal"/>
    </style:style>
    <style:style style:name="T19" style:family="text">
      <style:text-properties fo:color="#000000" fo:font-size="12pt" style:font-name-asian="Tahoma" style:font-size-asian="12pt" style:font-name-complex="Tahoma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emória Virtual<text:line-break/>Caso de Uso: Cadastrar Autor</text:p>
      <text:h text:style-name="P26" text:outline-level="1">Breve Descrição</text:h>
      <text:p text:style-name="P16">Os bens Patrimoniais devem possuir um ou mais autores que foram responsáveis pela produção/construção daquele item. Quando não é possível <text:span text:style-name="T11">identificar</text:span> ou <text:span text:style-name="T11">discriminar</text:span> um autor, o bem patrimonial fica sem autor. A identificação da autoria <text:s/>deve ser escrita na forma direta, por extenso, de acordo com o documento ou fonte de pesquisa.</text:p>
      <text:h text:style-name="P26" text:outline-level="1">Breve Descrição dos Atores</text:h>
      <text:p text:style-name="Standard"><text:span text:style-name="T9"><text:tab/></text:span>Catalogador: C<text:span text:style-name="T5">adastra, exclui e altera os dados de qualquer <text:s/>autor.</text:span></text:p>
      <text:h text:style-name="P26" text:outline-level="1">Pré-condições</text:h>
      <text:p text:style-name="P16">O usuário estar logado no sistema.</text:p>
      <text:h text:style-name="P26" text:outline-level="1">Fluxo Básico de eventos</text:h>
      <text:list xml:id="list1522921378" text:style-name="WW8Num7">
        <text:list-item>
          <text:p text:style-name="P24">O Catalogador seleciona a opção de cadastrar autor. O sistema exibe uma tela com os seguintes campos editáveis e opções:</text:p>
          <text:p text:style-name="P23"><text:span text:style-name="T6">- campo “Sobrenome”, </text:span><text:span text:style-name="T7">preenchimento obrigatório;</text:span></text:p>
          <text:p text:style-name="P23"><text:span text:style-name="T6">- campo “Nome”, </text:span><text:span text:style-name="T7">preenchimento obrigatório;</text:span></text:p>
          <text:p text:style-name="P24">- campo “Pseudônimo ou Codinome”</text:p>
          <text:p text:style-name="P24">- campo “Função ou Atividade”.A função ou Atividade deve ser selecionada de uma lista em ordem alfabética, de acordo com as especificações da seção 1, e um campo editável caso a função/atividade que o usuário deseja cadastrar não esteja listada e este selecionar a opção “Outras”.</text:p>
          <text:p text:style-name="P24">- campo “Data de Nascimento”, com uma opção para cadastrar data precisa e uma opção para cadastrar data imprecisa. <text:s text:c="6"/></text:p>
          <text:p text:style-name="P24">- campo “Data de Óbito”, com uma opção para cadastrar data precisa e uma opção para cadastrar data imprecisa. <text:s text:c="91"/></text:p>
        </text:list-item>
        <text:list-item>
          <text:p text:style-name="P24">Após preencher todos os dados obrigatórios, o catalogador confirma a operação, selecionando a opção “Salvar”.</text:p>
        </text:list-item>
        <text:list-item>
          <text:p text:style-name="P24">O sistema valida o cadastramento e exibe a mensagem “Autor Cadastrado com Sucesso” </text:p>
        </text:list-item>
        <text:list-item>
          <text:p text:style-name="P24">O caso de uso termina.</text:p>
        </text:list-item>
      </text:list>
      <text:h text:style-name="P26" text:outline-level="1">Fluxos Alternativos</text:h>
      <text:p text:style-name="P5"/>
      <text:h text:style-name="P27" text:outline-level="3" text:is-list-header="true">Fluxo Alternativo 1</text:h>
      <text:h text:style-name="P28" text:outline-level="3" text:is-list-header="true"><text:tab/><text:tab/></text:h>
      <text:p text:style-name="P17"><text:span text:style-name="T3"><text:tab/>Se no </text:span><text:span text:style-name="T4">Fluxo Básico</text:span><text:span text:style-name="T3"> a qualquer momento o usuário selecionar a opção “Cancelar” <text:tab/><text:tab/>o caso de uso termina. </text:span></text:p>
      <text:p text:style-name="P18"/>
      <text:p text:style-name="P18">Fluxo Alternativo 2</text:p>
      <text:p text:style-name="P18"/>
      <text:p text:style-name="P17"><text:span text:style-name="T3"><text:tab/>Se no passo 2 do </text:span><text:span text:style-name="T4">Fluxo Básico </text:span><text:span text:style-name="T3">o catalogador clica em "Salvar” sem ter preenchido </text:span><text:span text:style-name="Fonte_20_parág._20_padrão"><text:span text:style-name="T3">todos os <text:tab/>campos <text:tab/>obrigatórios, então:</text:span></text:span></text:p>
      <text:p text:style-name="P20"><text:s/>1. <text:s/>O sistema exibe a mensagem:</text:p>
      <text:p text:style-name="P21"><text:soft-page-break/>“O campo &lt;nome do campo&gt; deve ser preenchido” para todos os campos que não foram preenchidos corretamente;</text:p>
      <text:p text:style-name="P18"><text:tab/> <text:s text:c="6"/>2. O caso de uso retorna ao passo 1 do fluxo básico.</text:p>
      <text:p text:style-name="P18"/>
      <text:p text:style-name="P18">Fluxo Alternativo 3</text:p>
      <text:p text:style-name="P18"/>
      <text:p text:style-name="P18"><text:tab/><text:span text:style-name="T13">Se no passo 2 do fluxo básico o usuário tiver selecionado a opção 'Outras' em Tipo de Autoria <text:tab/> e clicar em 'Salvar' sem especificar qual o tipo de autoria ou Função</text:span></text:p>
      <text:p text:style-name="P9"><text:tab/>1. O sistema exibe mensagem 'Favor, especificar a atividade'.</text:p>
      <text:p text:style-name="P22"><text:tab/>2. O sistema retorna ao passo 1 do fluxo básico.</text:p>
      <text:p text:style-name="P22"/>
      <text:h text:style-name="P26" text:outline-level="1">Pós-condições</text:h>
      <text:p text:style-name="Standard"><text:span text:style-name="T12"><text:tab/></text:span><text:span text:style-name="T2">Fluxo Básico: Um novo autor relacionado com aquele item está cadastrado no sistema.</text:span></text:p>
      <text:p text:style-name="P3"><text:tab/>Fluxo Alternativo 1: <text:span text:style-name="T10">Não ocorre alteração na base de dados do sistema.</text:span></text:p>
      <text:p text:style-name="P6"><text:tab/>Fluxo Alternativo 2: O cadastro de autoria está pendente.</text:p>
      <text:p text:style-name="P6"><text:tab/>Fluxo Alternativo 3: O cadastro de autoria está pendente.</text:p>
      <text:p text:style-name="P6"/>
      <text:p text:style-name="P8">Seção 1</text:p>
      <text:p text:style-name="P8"/>
      <text:p text:style-name="P13"><text:span text:style-name="T18">FUNÇÃO OU ATIVIDADE :</text:span><text:span text:style-name="T19"> </text:span><text:span text:style-name="T14"><text:s/></text:span></text:p>
      <text:p text:style-name="P12"/>
      <text:p text:style-name="P10"><text:span text:style-name="T8">- </text:span><text:span text:style-name="T6">Adaptador</text:span></text:p>
      <text:p text:style-name="P11"><text:span text:style-name="T15">- </text:span>Arquiteto</text:p>
      <text:p text:style-name="P11"><text:span text:style-name="T15">- </text:span>Arranjador</text:p>
      <text:p text:style-name="P11"><text:span text:style-name="T15">- </text:span>Classificador</text:p>
      <text:p text:style-name="P11"><text:span text:style-name="T15">- </text:span>Comentador</text:p>
      <text:p text:style-name="P11"><text:span text:style-name="T15">- </text:span>Compilador</text:p>
      <text:p text:style-name="P11"><text:span text:style-name="T15">- </text:span>Cozinheiro</text:p>
      <text:p text:style-name="P11"><text:span text:style-name="T15">- </text:span>Desenhista</text:p>
      <text:p text:style-name="P11"><text:span text:style-name="T15">- </text:span>Engenheiro</text:p>
      <text:p text:style-name="P11"><text:span text:style-name="T15">- </text:span>Escritor</text:p>
      <text:p text:style-name="P11"><text:span text:style-name="T15">- </text:span>Escultor</text:p>
      <text:p text:style-name="P11"><text:span text:style-name="T15">- </text:span>Financiador</text:p>
      <text:p text:style-name="P11"><text:span text:style-name="T15">- </text:span>Fotógrafo</text:p>
      <text:p text:style-name="P11"><text:span text:style-name="T15">- </text:span>Horticultor</text:p>
      <text:p text:style-name="P11"><text:span text:style-name="T15">- </text:span>Ilustrador</text:p>
      <text:p text:style-name="P11"><text:span text:style-name="T15">- </text:span>Intérprete (Para Som)</text:p>
      <text:p text:style-name="P11"><text:span text:style-name="T15">- </text:span>Jardineiro</text:p>
      <text:p text:style-name="P11"><text:span text:style-name="T15">- </text:span>Pintor</text:p>
      <text:p text:style-name="P11"><text:span text:style-name="T15">- </text:span>Relator</text:p>
      <text:p text:style-name="P11"><text:span text:style-name="T15">- </text:span>Relator</text:p>
      <text:p text:style-name="P11"><text:span text:style-name="T15">- </text:span>Revisor</text:p>
      <text:p text:style-name="P11"><text:span text:style-name="T15">- </text:span>Roteirista</text:p>
      <text:p text:style-name="P7"><text:span text:style-name="T16">- </text:span><text:span text:style-name="T17">Outras (especificar)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16/01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51</meta:editing-cycles>
    <meta:editing-duration>PT3H42M57S</meta:editing-duration>
    <meta:generator>LibreOffice/3.5$Linux_X86_64 LibreOffice_project/350m1$Build-2</meta:generator>
    <dc:date>2012-08-27T00:20:05</dc:date>
    <dc:creator>Thais </dc:creator>
    <meta:document-statistic meta:table-count="2" meta:image-count="1" meta:object-count="0" meta:page-count="2" meta:paragraph-count="68" meta:word-count="506" meta:character-count="2695" meta:non-whitespace-character-count="2570"/>
  </office:meta>
</office:document-meta>
</file>